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A0000004919AE6E718A240B65.png" manifest:media-type="image/png"/>
  <manifest:file-entry manifest:full-path="Pictures/10000201000000BD00000049128414CE3C2E5B44.png" manifest:media-type="image/png"/>
  <manifest:file-entry manifest:full-path="Pictures/100002010000006F00000046D9CFEBE1819206F3.png" manifest:media-type="image/png"/>
  <manifest:file-entry manifest:full-path="Pictures/10000201000000A500000048AB05549F5C0181B2.png" manifest:media-type="image/png"/>
  <manifest:file-entry manifest:full-path="Pictures/100002010000004100000049E34EA496202BC856.png" manifest:media-type="image/png"/>
  <manifest:file-entry manifest:full-path="Pictures/10000201000000AD00000048477BF2A94F09DA7B.png" manifest:media-type="image/png"/>
  <manifest:file-entry manifest:full-path="Pictures/100002010000004500000039FD61BC0E2B7F9D9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="solid" draw:fill-color="#ffffd7" draw:textarea-horizontal-align="justify" draw:textarea-vertical-align="middle" draw:auto-grow-height="false" fo:min-height="2.404cm" fo:min-width="2.168cm" fo:padding-top="0.139cm" fo:padding-bottom="0.139cm" fo:padding-left="0.264cm" fo:padding-right="0.264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05cm" fo:min-width="0.722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25cm" fo:min-width="0.63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216cm" fo:min-width="0.34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-color="#ffff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dash" draw:stroke-dash="Long_20_Dash" svg:stroke-width="0.018cm" svg:stroke-color="#000000" draw:marker-start-width="0.227cm" draw:marker-end-width="0.227cm" draw:fill="none" draw:textarea-horizontal-align="justify" draw:textarea-vertical-align="middle" draw:auto-grow-height="false" fo:min-height="3.252cm" fo:min-width="1.372cm" fo:padding-top="0.134cm" fo:padding-bottom="0.134cm" fo:padding-left="0.259cm" fo:padding-right="0.259cm"/>
    </style:style>
    <style:style style:name="gr10" style:family="graphic" style:parent-style-name="standard">
      <style:graphic-properties svg:stroke-width="0.028cm" draw:marker-start-width="0.242cm" draw:marker-end-width="0.242cm" draw:fill-color="#ffffd7" draw:textarea-horizontal-align="justify" draw:textarea-vertical-align="middle" draw:auto-grow-height="false" fo:min-height="1.354cm" fo:min-width="1.104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333cm" fo:min-width="0.341cm" fo:padding-top="0.139cm" fo:padding-bottom="0.139cm" fo:padding-left="0.264cm" fo:padding-right="0.264cm"/>
    </style:style>
    <style:style style:name="gr12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dash" draw:stroke-dash="Long_20_Dash" svg:stroke-width="0.018cm" svg:stroke-color="#000000" draw:marker-start-width="0.227cm" draw:marker-end-width="0.227cm" draw:fill="none" draw:textarea-horizontal-align="justify" draw:textarea-vertical-align="middle" draw:auto-grow-height="false" fo:min-height="2.935cm" fo:min-width="1.206cm" fo:padding-top="0.134cm" fo:padding-bottom="0.134cm" fo:padding-left="0.259cm" fo:padding-right="0.259cm"/>
    </style:style>
    <style:style style:name="gr14" style:family="graphic" style:parent-style-name="objectwithoutfill">
      <style:graphic-properties svg:stroke-color="#000000" draw:fill="solid" draw:textarea-vertical-align="middle"/>
    </style:style>
    <style:style style:name="gr15" style:family="graphic" style:parent-style-name="objectwithoutfill">
      <style:graphic-properties draw:marker-end="Symmetric_20_Arrow" draw:fill="solid" draw:textarea-vertical-align="middle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d7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812cm" svg:height="3.792cm" svg:x="7.952cm" svg:y="18.0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2" draw:layer="layout" svg:width="1.776cm" svg:height="3.801cm" draw:transform="rotate (0.853815070075626) translate (6.418cm 18.088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2" draw:layer="layout" svg:width="1.651cm" svg:height="1.143cm" draw:transform="rotate (-0.453785605518526) translate (9.803cm 19.237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2" draw:layer="layout" svg:width="1.236cm" svg:height="2.12cm" draw:transform="rotate (-1.23796203843958) translate (9.825cm 19.19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3" draw:layer="layout" svg:width="0.213cm" svg:height="0.213cm" draw:transform="rotate (-0.716981256719271) translate (8.423cm 18.54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13cm" svg:height="0.213cm" draw:transform="rotate (-0.716981256719271) translate (10.284cm 19.9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213cm" svg:height="0.213cm" draw:transform="rotate (-0.716981256719271) translate (9.027cm 19.9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4" draw:layer="layout" svg:width="0.348cm" svg:height="0.287cm" svg:x="10.093cm" svg:y="19.623cm">
            <draw:image xlink:href="Pictures/100002010000004500000039FD61BC0E2B7F9D9A.png" xlink:type="simple" xlink:show="embed" xlink:actuate="onLoad" loext:mime-type="image/png">
              <text:p/>
            </draw:image>
            <svg:title>TexMaths</svg:title>
            <svg:desc>12§display§X§png§600§TRUE§</svg:desc>
          </draw:frame>
          <draw:custom-shape draw:style-name="gr7" draw:text-style-name="P5" draw:layer="layout" svg:width="0.213cm" svg:height="0.213cm" draw:transform="rotate (-0.716981256719271) translate (9.845cm 19.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6" draw:layer="layout" svg:x1="8.411cm" svg:y1="18.678cm" svg:x2="9.85cm" svg:y2="19.909cm">
            <text:p/>
          </draw:line>
          <draw:frame draw:style-name="gr6" draw:text-style-name="P4" draw:layer="layout" svg:width="0.727cm" svg:height="0.302cm" svg:x="8.887cm" svg:y="18.773cm">
            <draw:image xlink:href="Pictures/10000201000000AD00000048477BF2A94F09DA7B.png" xlink:type="simple" xlink:show="embed" xlink:actuate="onLoad" loext:mime-type="image/png">
              <text:p/>
            </draw:image>
            <svg:title>TexMaths</svg:title>
            <svg:desc>10§display§\lambda_{max}§png§600§TRUE§</svg:desc>
          </draw:frame>
          <draw:frame draw:style-name="gr6" draw:text-style-name="P4" draw:layer="layout" svg:width="0.559cm" svg:height="0.353cm" svg:x="10.212cm" svg:y="21.114cm">
            <draw:image xlink:href="Pictures/100002010000006F00000046D9CFEBE1819206F3.png" xlink:type="simple" xlink:show="embed" xlink:actuate="onLoad" loext:mime-type="image/png">
              <text:p/>
            </draw:image>
            <svg:title>TexMaths</svg:title>
            <svg:desc>12§display§\Sigma_X§png§600§TRUE§</svg:desc>
          </draw:frame>
        </draw:g>
        <draw:custom-shape draw:style-name="gr9" draw:text-style-name="P2" draw:layer="layout" svg:width="2.686cm" svg:height="4.99cm" svg:x="14.023cm" svg:y="17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7" draw:layer="layout" svg:width="2.266cm" svg:height="2.266cm" svg:x="14.236cm" svg:y="19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15cm" svg:height="0.115cm" draw:transform="rotate (-0.716981256719271) translate (15.364cm 20.95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27cm" svg:height="2.277cm" svg:x="14.765cm" svg:y="18.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6" draw:layer="layout" svg:x1="15.374cm" svg:y1="18.609cm" svg:x2="15.992cm" svg:y2="18.609cm">
          <text:p/>
        </draw:line>
        <draw:custom-shape draw:style-name="gr13" draw:text-style-name="P2" draw:layer="layout" svg:width="2.438cm" svg:height="4.529cm" svg:x="14.155cm" svg:y="17.6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6" draw:layer="layout" svg:x1="16.874cm" svg:y1="19.909cm" svg:x2="16.874cm" svg:y2="21.037cm">
          <text:p/>
        </draw:line>
        <draw:frame draw:style-name="gr6" draw:text-style-name="P4" draw:layer="layout" svg:width="0.727cm" svg:height="0.302cm" svg:x="16.986cm" svg:y="20.287cm">
          <draw:image xlink:href="Pictures/10000201000000AD00000048477BF2A94F09DA7B.png" xlink:type="simple" xlink:show="embed" xlink:actuate="onLoad" loext:mime-type="image/png">
            <text:p/>
          </draw:image>
          <svg:title>TexMaths</svg:title>
          <svg:desc>10§display§\lambda_{max}§png§600§TRUE§</svg:desc>
        </draw:frame>
        <draw:line draw:style-name="gr14" draw:text-style-name="P6" draw:layer="layout" svg:x1="15.374cm" svg:y1="17.122cm" svg:x2="15.374cm" svg:y2="22.623cm">
          <text:p/>
        </draw:line>
        <draw:line draw:style-name="gr14" draw:text-style-name="P6" draw:layer="layout" svg:x1="13.788cm" svg:y1="19.909cm" svg:x2="17.05cm" svg:y2="19.909cm">
          <text:p/>
        </draw:line>
        <draw:line draw:style-name="gr14" draw:text-style-name="P6" draw:layer="layout" svg:x1="15.992cm" svg:y1="19.909cm" svg:x2="15.992cm" svg:y2="18.367cm">
          <text:p/>
        </draw:line>
        <draw:line draw:style-name="gr14" draw:text-style-name="P6" draw:layer="layout" svg:x1="15.464cm" svg:y1="21.037cm" svg:x2="17.077cm" svg:y2="21.037cm">
          <text:p/>
        </draw:line>
        <draw:frame draw:style-name="gr6" draw:text-style-name="P4" draw:layer="layout" svg:width="0.693cm" svg:height="0.302cm" svg:x="15.465cm" svg:y="18.137cm">
          <draw:image xlink:href="Pictures/10000201000000A500000048AB05549F5C0181B2.png" xlink:type="simple" xlink:show="embed" xlink:actuate="onLoad" loext:mime-type="image/png">
            <text:p/>
          </draw:image>
          <svg:title>TexMaths</svg:title>
          <svg:desc>10§display§\lambda_{min}§png§600§TRUE§</svg:desc>
        </draw:frame>
        <draw:frame draw:style-name="gr6" draw:text-style-name="P4" draw:layer="layout" svg:width="0.273cm" svg:height="0.307cm" svg:x="13.72cm" svg:y="18.066cm">
          <draw:image xlink:href="Pictures/100002010000004100000049E34EA496202BC856.png" xlink:type="simple" xlink:show="embed" xlink:actuate="onLoad" loext:mime-type="image/png">
            <text:p/>
          </draw:image>
          <svg:title>TexMaths</svg:title>
          <svg:desc>10§display§\theta_c§png§600§TRUE§</svg:desc>
        </draw:frame>
        <draw:line draw:style-name="gr15" draw:text-style-name="P6" draw:layer="layout" svg:x1="14.004cm" svg:y1="18.385cm" svg:x2="14.899cm" svg:y2="19.12cm">
          <text:p/>
        </draw:line>
        <draw:frame draw:style-name="gr6" draw:text-style-name="P4" draw:layer="layout" svg:width="0.445cm" svg:height="0.307cm" svg:x="13.508cm" svg:y="18.569cm">
          <draw:image xlink:href="Pictures/100002010000006A0000004919AE6E718A240B65.png" xlink:type="simple" xlink:show="embed" xlink:actuate="onLoad" loext:mime-type="image/png">
            <text:p/>
          </draw:image>
          <svg:title>TexMaths</svg:title>
          <svg:desc>10§display§2\theta_c§png§600§TRUE§</svg:desc>
        </draw:frame>
        <draw:line draw:style-name="gr15" draw:text-style-name="P6" draw:layer="layout" svg:x1="13.806cm" svg:y1="18.878cm" svg:x2="14.228cm" svg:y2="19.129cm">
          <text:p/>
        </draw:line>
        <draw:frame draw:style-name="gr6" draw:text-style-name="P4" draw:layer="layout" svg:width="0.794cm" svg:height="0.307cm" svg:x="13.002cm" svg:y="19.12cm">
          <draw:image xlink:href="Pictures/10000201000000BD00000049128414CE3C2E5B44.png" xlink:type="simple" xlink:show="embed" xlink:actuate="onLoad" loext:mime-type="image/png">
            <text:p/>
          </draw:image>
          <svg:title>TexMaths</svg:title>
          <svg:desc>10§display§nm\theta_c§png§600§TRUE§</svg:desc>
        </draw:frame>
        <draw:line draw:style-name="gr15" draw:text-style-name="P6" draw:layer="layout" svg:x1="13.6cm" svg:y1="19.428cm" svg:x2="14.022cm" svg:y2="19.679cm">
          <text:p/>
        </draw:line>
        <draw:custom-shape draw:style-name="gr5" draw:text-style-name="P3" draw:layer="layout" svg:width="0.135cm" svg:height="0.135cm" draw:transform="rotate (-0.716981256719271) translate (15.375cm 19.81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4T10:25:22.412736989</meta:creation-date>
    <dc:date>2020-11-14T22:22:01.097759473</dc:date>
    <meta:editing-duration>PT21H43M44S</meta:editing-duration>
    <meta:editing-cycles>69</meta:editing-cycles>
    <meta:generator>LibreOffice/6.4.6.2$MacOSX_X86_64 LibreOffice_project/0ce51a4fd21bff07a5c061082cc82c5ed232f115</meta:generator>
    <meta:document-statistic meta:object-count="33"/>
  </office:meta>
</office:document-meta>
</file>